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text-indent="0in" style:auto-text-indent="false" fo:padding="0.0193in" fo:border="0.06pt solid #e5e7eb"/>
      <style:text-properties fo:font-size="36pt" fo:font-weight="bold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line-height="162%" fo:text-indent="0in" style:auto-text-indent="false" fo:padding="0.0193in" fo:border="0.06pt solid #e5e7eb"/>
      <style:text-properties fo:font-size="15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2%" fo:orphans="2" fo:widows="2" fo:text-indent="0in" style:auto-text-indent="false"/>
      <style:text-properties fo:font-variant="normal" fo:text-transform="none" style:font-name="Geist" fo:font-size="10.5pt" fo:letter-spacing="normal" fo:font-style="normal" fo:font-weight="normal" loext:padding="0.0193in" loext:border="0.06pt solid #e5e7eb"/>
    </style:style>
    <style:style style:name="P4" style:family="paragraph" style:parent-style-name="Heading_20_2">
      <style:text-properties fo:font-size="18pt" fo:font-weight="bold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text-indent="0in" style:auto-text-indent="false" fo:padding="0.0193in" fo:border="0.06pt solid #e5e7eb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33%" fo:text-indent="0in" style:auto-text-indent="false" fo:padding="0.0193in" fo:border="0.06pt solid #e5e7eb"/>
      <style:text-properties fo:font-size="18pt" fo:font-weight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 Ethical Use Charter</text:h>
      <text:p text:style-name="P2">Defines prohibited AI behaviors and acceptable-use boundaries.</text:p>
      <text:p text:style-name="P3">Owner: General Counsel</text:p>
      <text:p text:style-name="Standard"/>
      <text:p text:style-name="Standard"/>
      <text:h text:style-name="P4" text:outline-level="2">Purpose</text:h>
      <text:p text:style-name="P5">AI must benefit people, respect their rights, and operate within strong ethical boundaries. Humans remain accountable for every outcome generated by AI at all times.</text:p>
      <text:h text:style-name="P6" text:outline-level="2">Core Commitments</text:h>
      <text:p text:style-name="P5">We commit to protecting autonomy, privacy, fairness, and human dignity through the following behaviors:</text:p>
      <text:list text:style-name="L1">
        <text:list-item>
          <text:p text:style-name="P7">Collect only the minimum necessary data.</text:p>
        </text:list-item>
        <text:list-item>
          <text:p text:style-name="P7">Avoid secretly inferring sensitive attributes.</text:p>
        </text:list-item>
        <text:list-item>
          <text:p text:style-name="P7">Enforce lawful, documented sourcing for training data.</text:p>
        </text:list-item>
        <text:list-item>
          <text:p text:style-name="P7">Treat fairness as measurable, monitored, and traceable.</text:p>
        </text:list-item>
      </text:list>
      <text:h text:style-name="P6" text:outline-level="2">Responsible Design and Deployment</text:h>
      <text:p text:style-name="P5">AI must be explainable in proportion to risk, and design artefacts must capture context, limitations, and fairness targets.</text:p>
      <text:list text:style-name="L2">
        <text:list-item>
          <text:p text:style-name="P8">Document purpose and intended users.</text:p>
        </text:list-item>
        <text:list-item>
          <text:p text:style-name="P8">Identify known limitations and underlying assumptions.</text:p>
        </text:list-item>
        <text:list-item>
          <text:p text:style-name="P8">Capture dataset lineage and quality checks.</text:p>
        </text:list-item>
        <text:list-item>
          <text:p text:style-name="P8">Define fairness targets and monitor continuously.</text:p>
        </text:list-item>
        <text:list-item>
          <text:p text:style-name="P8">Act immediately when real-world harm or unfair patterns emerge.</text:p>
        </text:list-item>
      </text:list>
      <text:h text:style-name="P6" text:outline-level="2">Security and Integrity</text:h>
      <text:p text:style-name="P5">We secure model artefacts, training data, and inference traffic against adversaries.</text:p>
      <text:list text:style-name="L3">
        <text:list-item>
          <text:p text:style-name="P9">Apply strong authentication and least-privilege access.</text:p>
        </text:list-item>
        <text:list-item>
          <text:p text:style-name="P9">Log relevant events and preserve audit trails.</text:p>
        </text:list-item>
        <text:list-item>
          <text:p text:style-name="P9">Escalate incidents based on severity, with critical events reported to leadership within 24 hours.</text:p>
        </text:list-item>
      </text:list>
      <text:h text:style-name="P6" text:outline-level="2"><text:soft-page-break/>Governance and Oversight</text:h>
      <text:p text:style-name="P5">All AI systems must be registered in the central AI registry and monitored after deployment.</text:p>
      <text:list text:style-name="L4">
        <text:list-item>
          <text:p text:style-name="P10">High-impact AI requires approvals from Legal, AI Governance, Security, and Privacy before production release.</text:p>
        </text:list-item>
        <text:list-item>
          <text:p text:style-name="P10">Models are retired or replaced when no longer appropriate or safe.</text:p>
        </text:list-item>
      </text:list>
      <text:h text:style-name="P6" text:outline-level="2">Usage Boundaries</text:h>
      <text:p text:style-name="P5">The company prohibits the following uses of AI and expects vendors to uphold equivalent standards.</text:p>
      <text:list text:style-name="L5">
        <text:list-item>
          <text:p text:style-name="P11">Social scoring or ranking of individuals.</text:p>
        </text:list-item>
        <text:list-item>
          <text:p text:style-name="P11">Biometric categorization based on sensitive traits.</text:p>
        </text:list-item>
        <text:list-item>
          <text:p text:style-name="P11">Psychological manipulation or coercion.</text:p>
        </text:list-item>
        <text:list-item>
          <text:p text:style-name="P11">Surveillance that infringes on rights or freedoms.</text:p>
        </text:list-item>
      </text:list>
      <text:h text:style-name="P6" text:outline-level="2">People and Accountability</text:h>
      <text:p text:style-name="P5">We invest in AI literacy, expect every employee to report misuse or harm, and review this charter annually to incorporate new regulations, societal impact, and risk learning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30:36.439472000</meta:creation-date>
    <dc:date>2026-01-30T22:31:18.779786000</dc:date>
    <meta:editing-duration>PT42S</meta:editing-duration>
    <meta:editing-cycles>1</meta:editing-cycles>
    <meta:document-statistic meta:table-count="0" meta:image-count="0" meta:object-count="0" meta:page-count="2" meta:paragraph-count="35" meta:word-count="307" meta:character-count="2102" meta:non-whitespace-character-count="1848"/>
    <meta:generator>LibreOffice/25.2.7.2$MacOSX_AARCH64 LibreOffice_project/5cbfd1ab6520636bb5f7b99185aa69bd7456825d</meta:generator>
  </office:meta>
</office:document-meta>
</file>